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justify" style:justify-single-word="false"/>
      <style:text-properties fo:font-size="30pt" officeooo:rsid="00141ea3" officeooo:paragraph-rsid="00141ea3" style:font-size-asian="30pt" style:font-size-complex="30pt"/>
    </style:style>
    <style:style style:name="P2" style:family="paragraph" style:parent-style-name="Standard">
      <style:paragraph-properties fo:text-align="justify" style:justify-single-word="false"/>
      <style:text-properties fo:font-size="30pt" style:text-underline-style="none" fo:font-weight="normal" officeooo:rsid="001e4401" officeooo:paragraph-rsid="001e4401" style:font-size-asian="26.25pt" style:font-weight-asian="normal" style:font-size-complex="30pt" style:font-weight-complex="normal"/>
    </style:style>
    <style:style style:name="P3" style:family="paragraph" style:parent-style-name="Standard">
      <style:paragraph-properties fo:text-align="justify" style:justify-single-word="false"/>
      <style:text-properties fo:font-size="30pt" style:text-underline-style="none" fo:font-weight="normal" officeooo:rsid="001e4401" officeooo:paragraph-rsid="0027098e" style:font-size-asian="26.25pt" style:font-weight-asian="normal" style:font-size-complex="30pt" style:font-weight-complex="normal"/>
    </style:style>
    <style:style style:name="P4" style:family="paragraph" style:parent-style-name="Standard">
      <style:paragraph-properties fo:text-align="justify" style:justify-single-word="false"/>
      <style:text-properties fo:font-size="12pt" style:text-underline-style="none" officeooo:rsid="00141ea3" officeooo:paragraph-rsid="00141ea3" style:font-size-asian="10.5pt" style:font-size-complex="12pt"/>
    </style:style>
    <style:style style:name="P5" style:family="paragraph" style:parent-style-name="Standard">
      <style:paragraph-properties fo:text-align="justify" style:justify-single-word="false"/>
      <style:text-properties fo:font-size="12pt" style:text-underline-style="none" officeooo:rsid="0015ef7e" officeooo:paragraph-rsid="0015ef7e" style:font-size-asian="10.5pt" style:font-size-complex="12pt"/>
    </style:style>
    <style:style style:name="P6" style:family="paragraph" style:parent-style-name="Standard">
      <style:paragraph-properties fo:text-align="justify" style:justify-single-word="false"/>
      <style:text-properties fo:font-size="12pt" style:text-underline-style="none" officeooo:rsid="0017c453" officeooo:paragraph-rsid="0017c453" style:font-size-asian="10.5pt" style:font-size-complex="12pt"/>
    </style:style>
    <style:style style:name="P7" style:family="paragraph" style:parent-style-name="Standard">
      <style:paragraph-properties fo:text-align="justify" style:justify-single-word="false"/>
      <style:text-properties fo:font-size="12pt" style:text-underline-style="none" officeooo:rsid="0018d977" officeooo:paragraph-rsid="0018d977" style:font-size-asian="10.5pt" style:font-size-complex="12pt"/>
    </style:style>
    <style:style style:name="P8" style:family="paragraph" style:parent-style-name="Standard">
      <style:paragraph-properties fo:text-align="justify" style:justify-single-word="false"/>
      <style:text-properties fo:font-size="12pt" style:text-underline-style="none" officeooo:rsid="001a3e35" officeooo:paragraph-rsid="001a3e35" style:font-size-asian="10.5pt" style:font-size-complex="12pt"/>
    </style:style>
    <style:style style:name="P9" style:family="paragraph" style:parent-style-name="Standard">
      <style:paragraph-properties fo:text-align="justify" style:justify-single-word="false"/>
      <style:text-properties fo:font-size="12pt" style:text-underline-style="none" officeooo:rsid="001a4c50" officeooo:paragraph-rsid="001a4c50" style:font-size-asian="10.5pt" style:font-size-complex="12pt"/>
    </style:style>
    <style:style style:name="P10" style:family="paragraph" style:parent-style-name="Standard">
      <style:paragraph-properties fo:text-align="justify" style:justify-single-word="false"/>
      <style:text-properties fo:font-size="12pt" style:text-underline-style="none" officeooo:rsid="001e4401" officeooo:paragraph-rsid="001e4401" style:font-size-asian="10.5pt" style:font-size-complex="12pt"/>
    </style:style>
    <style:style style:name="P11" style:family="paragraph" style:parent-style-name="Standard">
      <style:paragraph-properties fo:text-align="justify" style:justify-single-word="false"/>
      <style:text-properties fo:font-size="12pt" style:text-underline-style="none" fo:font-weight="normal" officeooo:rsid="001a4c50" officeooo:paragraph-rsid="001a3e35"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style:text-underline-style="none" fo:font-weight="normal" officeooo:rsid="001a4c50" officeooo:paragraph-rsid="001a4c50"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style:text-underline-style="none" fo:font-weight="normal" officeooo:rsid="001c1d64" officeooo:paragraph-rsid="001a4c50"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style:text-underline-style="none" fo:font-weight="normal" officeooo:rsid="001c1d64" officeooo:paragraph-rsid="001c1d64"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style:text-underline-style="none" fo:font-weight="normal" officeooo:rsid="001de6c7" officeooo:paragraph-rsid="001de6c7"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style:text-underline-style="none" fo:font-weight="normal" officeooo:rsid="001e4401" officeooo:paragraph-rsid="001e4401"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style:text-underline-style="none" fo:font-weight="normal" officeooo:rsid="001f8fbf" officeooo:paragraph-rsid="001e4401"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style:text-underline-style="none" fo:font-weight="normal" officeooo:rsid="001f8fbf" officeooo:paragraph-rsid="001f8fbf"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style:text-underline-style="none" fo:font-weight="normal" officeooo:rsid="001ff13d" officeooo:paragraph-rsid="001ff13d"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style:text-underline-style="none" fo:font-weight="normal" officeooo:rsid="00234111" officeooo:paragraph-rsid="00234111"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size="12pt" style:text-underline-style="none" fo:font-weight="normal" officeooo:rsid="00237074" officeooo:paragraph-rsid="00237074"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font-size="12pt" style:text-underline-style="none" fo:font-weight="normal" officeooo:rsid="00254ac5" officeooo:paragraph-rsid="00254ac5"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font-size="12pt" style:text-underline-style="none" fo:font-weight="normal" officeooo:rsid="0025c7cf" officeooo:paragraph-rsid="0025c7cf"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font-size="12pt" style:text-underline-style="none" fo:font-weight="normal" officeooo:rsid="0027098e" officeooo:paragraph-rsid="0027098e"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font-size="12pt" style:text-underline-style="none" fo:font-weight="normal" officeooo:rsid="0027216e" officeooo:paragraph-rsid="0027216e"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font-size="12pt" style:text-underline-style="solid" style:text-underline-width="auto" style:text-underline-color="font-color" officeooo:rsid="001a4c50" officeooo:paragraph-rsid="0015ef7e" style:font-size-asian="10.5pt" style:font-size-complex="12pt"/>
    </style:style>
    <style:style style:name="P27" style:family="paragraph" style:parent-style-name="Standard">
      <style:paragraph-properties fo:text-align="justify" style:justify-single-word="false"/>
      <style:text-properties fo:font-size="16pt" officeooo:rsid="00141ea3" officeooo:paragraph-rsid="00141ea3" style:font-size-asian="14pt" style:font-size-complex="16pt"/>
    </style:style>
    <style:style style:name="P28" style:family="paragraph" style:parent-style-name="Standard">
      <style:paragraph-properties fo:text-align="justify" style:justify-single-word="false"/>
      <style:text-properties fo:font-size="16pt" style:text-underline-style="solid" style:text-underline-width="auto" style:text-underline-color="font-color" officeooo:rsid="00141ea3" officeooo:paragraph-rsid="00141ea3" style:font-size-asian="16pt" style:font-size-complex="16pt"/>
    </style:style>
    <style:style style:name="P29" style:family="paragraph" style:parent-style-name="Standard">
      <style:paragraph-properties fo:text-align="justify" style:justify-single-word="false"/>
      <style:text-properties fo:font-size="16pt" style:text-underline-style="none" officeooo:rsid="001de6c7" officeooo:paragraph-rsid="001de6c7" style:font-size-asian="16pt" style:font-size-complex="16pt"/>
    </style:style>
    <style:style style:name="P30" style:family="paragraph" style:parent-style-name="Standard">
      <style:paragraph-properties fo:text-align="justify" style:justify-single-word="false"/>
      <style:text-properties fo:font-size="16pt" style:text-underline-style="none" officeooo:rsid="001e4401" officeooo:paragraph-rsid="001e4401" style:font-size-asian="14pt" style:font-size-complex="16pt"/>
    </style:style>
    <style:style style:name="P31" style:family="paragraph" style:parent-style-name="Standard">
      <style:paragraph-properties fo:text-align="justify" style:justify-single-word="false"/>
      <style:text-properties fo:font-size="16pt" style:text-underline-style="none" officeooo:rsid="001f8fbf" officeooo:paragraph-rsid="001f8fbf" style:font-size-asian="14pt" style:font-size-complex="16pt"/>
    </style:style>
    <style:style style:name="P32" style:family="paragraph" style:parent-style-name="Standard">
      <style:paragraph-properties fo:text-align="justify" style:justify-single-word="false"/>
      <style:text-properties fo:font-size="16pt" style:text-underline-style="none" fo:font-weight="normal" officeooo:rsid="00234111" officeooo:paragraph-rsid="00234111" style:font-size-asian="14pt" style:font-weight-asian="normal" style:font-size-complex="16pt" style:font-weight-complex="normal"/>
    </style:style>
    <style:style style:name="P33" style:family="paragraph" style:parent-style-name="Standard">
      <style:paragraph-properties fo:text-align="justify" style:justify-single-word="false"/>
      <style:text-properties fo:font-size="16pt" style:text-underline-style="none" fo:font-weight="normal" officeooo:rsid="00254ac5" officeooo:paragraph-rsid="00254ac5" style:font-size-asian="14pt" style:font-weight-asian="normal" style:font-size-complex="16pt" style:font-weight-complex="normal"/>
    </style:style>
    <style:style style:name="P34" style:family="paragraph" style:parent-style-name="Standard">
      <style:paragraph-properties fo:text-align="justify" style:justify-single-word="false"/>
      <style:text-properties fo:font-size="16pt" style:text-underline-style="none" fo:font-weight="normal" officeooo:rsid="0027098e" officeooo:paragraph-rsid="0027098e" style:font-size-asian="16pt" style:font-weight-asian="normal" style:font-size-complex="16pt" style:font-weight-complex="normal"/>
    </style:style>
    <style:style style:name="P35" style:family="paragraph" style:parent-style-name="Standard">
      <style:paragraph-properties fo:text-align="justify" style:justify-single-word="false"/>
      <style:text-properties fo:font-size="12pt" style:text-underline-style="none" fo:font-weight="normal" officeooo:rsid="0027ee3a" officeooo:paragraph-rsid="0027ee3a"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fo:font-size="12pt" style:text-underline-style="none" fo:font-weight="normal" officeooo:rsid="0027216e" officeooo:paragraph-rsid="0027216e"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fo:font-size="12pt" style:text-underline-style="none" fo:font-weight="normal" officeooo:rsid="002964f5" officeooo:paragraph-rsid="002964f5"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fo:font-size="12pt" style:text-underline-style="none" fo:font-weight="normal" officeooo:rsid="002a8421" officeooo:paragraph-rsid="002a8421"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fo:font-size="12pt" style:text-underline-style="none" fo:font-weight="normal" officeooo:rsid="002a8421" officeooo:paragraph-rsid="002c0bcd"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fo:font-size="12pt" style:text-underline-style="none" fo:font-weight="normal" officeooo:rsid="002a8421" officeooo:paragraph-rsid="002cb714"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fo:font-size="12pt" style:text-underline-style="none" fo:font-weight="normal" officeooo:rsid="002c0bcd" officeooo:paragraph-rsid="002c0bcd"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fo:font-size="12pt" style:text-underline-style="none" fo:font-weight="normal" officeooo:rsid="002c0bcd" officeooo:paragraph-rsid="002cb714"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fo:font-size="12pt" style:text-underline-style="none" fo:font-weight="normal" officeooo:rsid="002cb714" officeooo:paragraph-rsid="002cb714"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fo:font-size="16pt" style:text-underline-style="none" fo:font-weight="normal" officeooo:rsid="0027098e" officeooo:paragraph-rsid="002a8421" style:font-size-asian="16pt" style:font-weight-asian="normal" style:font-size-complex="16pt"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a4c50"/>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style:text-underline-style="solid" style:text-underline-width="auto" style:text-underline-color="font-color" fo:font-weight="normal" officeooo:rsid="001f8fbf" style:font-weight-asian="normal" style:font-weight-complex="normal"/>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text-underline-style="solid" style:text-underline-width="auto" style:text-underline-color="font-color" fo:font-weight="bold" officeooo:rsid="0027ee3a" style:font-weight-asian="bold" style:font-weight-complex="bold"/>
    </style:style>
    <style:style style:name="T7" style:family="text">
      <style:text-properties style:text-underline-style="solid" style:text-underline-width="auto" style:text-underline-color="font-color" fo:font-weight="bold" officeooo:rsid="002cb714" style:font-weight-asian="bold" style:font-weight-complex="bold"/>
    </style:style>
    <style:style style:name="T8" style:family="text">
      <style:text-properties style:text-underline-style="solid" style:text-underline-width="auto" style:text-underline-color="font-color" officeooo:rsid="002a8421"/>
    </style:style>
    <style:style style:name="T9" style:family="text">
      <style:text-properties officeooo:rsid="0015ef7e"/>
    </style:style>
    <style:style style:name="T10" style:family="text">
      <style:text-properties officeooo:rsid="0018d977"/>
    </style:style>
    <style:style style:name="T11" style:family="text">
      <style:text-properties fo:font-size="16pt" style:text-underline-style="solid" style:text-underline-width="auto" style:text-underline-color="font-color" fo:font-weight="normal" officeooo:rsid="001a4c50" style:font-size-asian="16pt" style:font-weight-asian="normal" style:font-size-complex="16pt" style:font-weight-complex="normal"/>
    </style:style>
    <style:style style:name="T12" style:family="text">
      <style:text-properties fo:font-weight="normal" style:font-weight-asian="normal" style:font-weight-complex="normal"/>
    </style:style>
    <style:style style:name="T13" style:family="text">
      <style:text-properties fo:font-weight="normal" officeooo:rsid="001c1d64" style:font-weight-asian="normal" style:font-weight-complex="normal"/>
    </style:style>
    <style:style style:name="T14" style:family="text">
      <style:text-properties fo:font-weight="normal" officeooo:rsid="001f8fbf" style:font-weight-asian="normal" style:font-weight-complex="normal"/>
    </style:style>
    <style:style style:name="T15" style:family="text">
      <style:text-properties officeooo:rsid="00237074"/>
    </style:style>
    <style:style style:name="T16" style:family="text">
      <style:text-properties officeooo:rsid="00254ac5"/>
    </style:style>
    <style:style style:name="T17" style:family="text">
      <style:text-properties officeooo:rsid="0025c7cf"/>
    </style:style>
    <style:style style:name="T18" style:family="text">
      <style:text-properties officeooo:rsid="0027098e"/>
    </style:style>
    <style:style style:name="T19" style:family="text">
      <style:text-properties officeooo:rsid="0027216e"/>
    </style:style>
    <style:style style:name="T20" style:family="text">
      <style:text-properties fo:font-weight="bold" style:font-weight-asian="bold" style:font-weight-complex="bold"/>
    </style:style>
    <style:style style:name="T21" style:family="text">
      <style:text-properties officeooo:rsid="002a8421"/>
    </style:style>
    <style:style style:name="T22" style:family="text">
      <style:text-properties officeooo:rsid="002c0bcd"/>
    </style:style>
    <style:style style:name="T23" style:family="text">
      <style:text-properties officeooo:rsid="002cb71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áctica 2, Sesión 1 – SSHD</text:p>
      <text:p text:style-name="P27"/>
      <text:p text:style-name="P27">- <text:span text:style-name="T1">ssh y telnet</text:span></text:p>
      <text:p text:style-name="P4">Son protocolos a nivel de aplicación. </text:p>
      <text:p text:style-name="P4">Con telnet se tiene una comunicación abierta y sin cifrado, por lo que todo puede ser observado por terceras personas.</text:p>
      <text:p text:style-name="P4">SSH fue creado para que no sucediera lo anterior. SSH lo cifra todo, de manera que nadie externo lo puede ver.</text:p>
      <text:p text:style-name="P4"/>
      <text:p text:style-name="P4">/etc/services <text:s/>→ archivo que contiene alias locales para los puertos más usados. </text:p>
      <text:p text:style-name="P4"><text:tab/><text:tab/> <text:s text:c="2"/>Telnet → puerto 23</text:p>
      <text:p text:style-name="P4"><text:tab/><text:tab/> <text:s text:c="2"/>SSH <text:s/>→ puerto 22</text:p>
      <text:p text:style-name="P4"/>
      <text:p text:style-name="P28">- Cambiar puerto <text:span text:style-name="T9">(ubuntu y <text:s/>centOs)</text:span></text:p>
      <text:p text:style-name="P5"/>
      <text:p text:style-name="P5">- <text:span text:style-name="T2">UBUNTU</text:span></text:p>
      <text:p text:style-name="P26"/>
      <text:p text:style-name="P5">Primero instalamos los servicios de ssh en ubuntu, para ello es mejor estar en modo superusuario.</text:p>
      <text:p text:style-name="P5"/>
      <text:p text:style-name="P6">1. Buscamos el paquete con “apt-cache search sshd”</text:p>
      <text:p text:style-name="P6">2. Instalamos el paquete con “apt-get install openssh-server”</text:p>
      <text:p text:style-name="P6"/>
      <text:p text:style-name="P6">Ahora comprobamos que el servicio está activo, para ello usamos “systemctl status sshd”. Este servicio normalmente se activa cuando se inicia ubuntu. En caso de que no estuviera activo el servicio ssh usaríamos “<text:span text:style-name="T10">systemctl enable ssh</text:span>” <text:span text:style-name="T10">y lo arrancaríamos con “systemctl start ssh”.</text:span></text:p>
      <text:p text:style-name="P6"/>
      <text:p text:style-name="P7">Para cambiar el puerto, sólo tenemos que cambiar el archivo ssh_config que se encuentra en “cd /etc/ssh/”. Sólo tendríamos que cambiar el puerto al deseado (por defecto es 22) con “nano -w ssh_config”.</text:p>
      <text:p text:style-name="P7"/>
      <text:p text:style-name="P7">Ahora sólo tendríamos que comprobar la conexión desde nuestro terminal a la máquina virtual con ssh, para ello usamos “ssh <text:a xlink:type="simple" xlink:href="mailto:elena@192.168.56.105" text:style-name="Internet_20_link" text:visited-style-name="Visited_20_Internet_20_Link">elena@192.168.56.105</text:a>”, donde elena es el nombre del usuario en la máquina virtual y la otra parte es la IP (ifconfig). Para saber si lo hemos hecho bien, creamos un archivo en blanco con “touch archivo” y se mira en la otra terminal si se ha creado.</text:p>
      <text:p text:style-name="P7"/>
      <text:p text:style-name="P7">Salimos con “exit” y ahora queremos hacer que el root nos deje el acceso. Para ellos sólo tenemos que modificar el archivo “/etc/ssh/sshd_config” y ponemos “PermitRootLogin yes”, guardamos y restauramos el servicio con “systemctl restart sshd”.</text:p>
      <text:p text:style-name="P7"/>
      <text:p text:style-name="P7">Ahora desde la terminal del ordenador probamos a acceder al root de ubuntu con “ssh -p 22 <text:a xlink:type="simple" xlink:href="mailto:root@192.168.56.105" text:style-name="Internet_20_link" text:visited-style-name="Visited_20_Internet_20_Link">root@192.168.56.105</text:a>”.</text:p>
      <text:p text:style-name="P7"/>
      <text:p text:style-name="P7">- <text:span text:style-name="T2">CENTOS</text:span></text:p>
      <text:p text:style-name="P7"/>
      <text:p text:style-name="P8">Primero instalamos ssh en CentOs y luego hacemos lo mismo que hicimos para ubuntu</text:p>
      <text:p text:style-name="P8"/>
      <text:p text:style-name="P8">1. yum search sshd</text:p>
      <text:p text:style-name="P8">2. yum instal openssh-server</text:p>
      <text:p text:style-name="P8"/>
      <text:p text:style-name="P8">Comprobamos que está arrancado “systemctl status sshd” y seguimos con los pasos de ubuntu.</text:p>
      <text:p text:style-name="P8"><text:soft-page-break/>- <text:span text:style-name="T11">Criptografía Llave Automática</text:span></text:p>
      <text:p text:style-name="P11"/>
      <text:p text:style-name="P12">Antes se usaba un cifrado simétrico en el que ambas partes compartían llave/código para cifrar y descifrar. La ventaja es que una persona en medio no puede leer y el destinatario confía en la identidad del emisor. Sin embargo, el problema es, que si hay muchas personas que tienen la llave, se pierde la identidad del emisor.</text:p>
      <text:p text:style-name="P12"/>
      <text:p text:style-name="P12">Para solucionar este problema aparece la llave automática, donde se cifra el contenido y se identifica al emisor, garantizando la integridad del mensaje. Ahora se usan llaves a pares, pero tiene el problema de que puede llegar a haber muchas llaves.</text:p>
      <text:p text:style-name="P12"/>
      <text:p text:style-name="P9"><text:span text:style-name="T12">En la criptografía de llaves asimétrica hay una llave de cifrado y descifrado que son distintas. Tecnológicamente son iguales (cuánto más grande es la llave, más seguridad). </text:span><text:span text:style-name="T13">Una de ellas es pública y la otra privada (sólo la conoce el propietario).</text:span></text:p>
      <text:p text:style-name="P13"/>
      <text:p text:style-name="P14">La llave pública no sirva para cifrar, sirve para identificar al emisor. Privada → Pública (Ineficiente) <text:s/>y sólo funciona en esa dirección. Para garantizar la integridad se usa la firma digital.</text:p>
      <text:p text:style-name="P14"/>
      <text:p text:style-name="P14">El Digest tiene que ser impredecible. A partir de él, es imposible recuperar la información inicial. Un único cambio, por insignificante que sea, produce un nuevo digest. Éste se cifra con tu llave privada para que no se produzcan modificaciones externas. </text:p>
      <text:p text:style-name="P14"/>
      <text:p text:style-name="P15">FIRMA DIGITAL → DIGEST + LLAVE PÚBLICA</text:p>
      <text:p text:style-name="P15"/>
      <text:p text:style-name="P15">Si nos conectamos de una máquina virtual a otra, podemos ver la llave pública. Si queremos verificar que es correcta, la buscamos en internet.</text:p>
      <text:p text:style-name="P15"/>
      <text:p text:style-name="P15">El certificado es un documento firmado por el notario en el que está la llave pública</text:p>
      <text:p text:style-name="P15"/>
      <text:p text:style-name="P29"><text:span text:style-name="T12">-</text:span><text:span text:style-name="T3">Conexión sin contraseña (ssh, con certificados)</text:span></text:p>
      <text:p text:style-name="P15"/>
      <text:p text:style-name="P16">Hacemos “ssh-keygen” (Si no queremos poner contraseña no hace falta, pero es conveniente) y vemos como se ha generado la llave pública. Esta llave se encuentra en “/root/ssh/id_rsa.pub o id_rsa”.</text:p>
      <text:p text:style-name="P16"/>
      <text:p text:style-name="P10"><text:span text:style-name="T12">Ahora hacemos “ssh-copy-id </text:span><text:a xlink:type="simple" xlink:href="mailto:elena@192.168.56.105" text:style-name="Internet_20_link" text:visited-style-name="Visited_20_Internet_20_Link"><text:span text:style-name="T12">elena@192.168.56.105</text:span></text:a><text:span text:style-name="T12">” si estoy en centOs y “ssh-copy-id </text:span><text:a xlink:type="simple" xlink:href="mailto:elena@192.168.56.25" text:style-name="Internet_20_link" text:visited-style-name="Visited_20_Internet_20_Link"><text:span text:style-name="T12">elena@192.168.56.25</text:span></text:a><text:span text:style-name="T12">” si estoy en ubuntu. Y ya estaría sin contraseñas, sólo tenemos que poner la contraseña de la llave creada anteriormente.</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text:soft-page-break/>Práctica 2, Sesión 2 – Copias, Backups y Control de Versiones</text:p>
      <text:p text:style-name="P16"/>
      <text:p text:style-name="P16">En esta sesión vamos a ver “dd” que funciona a nivel de filesystem y de bloques, además veremos “cpio”, “tar” y “rsync” que funcionan sólo a nivel de filesystem.</text:p>
      <text:p text:style-name="P16"/>
      <text:p text:style-name="P30"><text:span text:style-name="T12">- </text:span><text:span text:style-name="T3">DD</text:span></text:p>
      <text:p text:style-name="P16"/>
      <text:p text:style-name="P16">dd tiene dos parámetros obligatorios y se suele usar para acceso por bloques.</text:p>
      <text:p text:style-name="P16">Con “dd <text:s/>if=/etc/fstab <text:s/>of=./miFstab” copiamos el archivo fstab en otro.</text:p>
      <text:p text:style-name="P16"/>
      <text:p text:style-name="P16">Si queremos copiar la partición sda1 hacemos:</text:p>
      <text:p text:style-name="P16">1. cp <text:s/>-r <text:s/>/boot/ <text:s/>.miBoot<text:tab/>(sólo copia ficheros no bloques)</text:p>
      <text:p text:style-name="P16">2. sudo dd <text:s/>if=/dev/sda1 <text:s/>of=./miBoot.img <text:s/>bs=1k(1M)<text:tab/>(imagen de toda la partición de arranque)</text:p>
      <text:p text:style-name="P16"/>
      <text:p text:style-name="P10"><text:span text:style-name="T12">“dd <text:s/>if=/dev/</text:span><text:span text:style-name="T14">zero <text:s/>of=./zeroNumbers.dat <text:s/>bs=1k <text:s/>count=56” crea un archivo de 0’s.</text:span></text:p>
      <text:p text:style-name="P17"/>
      <text:p text:style-name="P30"><text:span text:style-name="T14">- </text:span><text:span text:style-name="T4">CPIO</text:span></text:p>
      <text:p text:style-name="P17"/>
      <text:p text:style-name="P18">Para hacer una copia de seguridad de los archivos conf almacenados en /etc hacemos:</text:p>
      <text:p text:style-name="P18">1. cd /etc</text:p>
      <text:p text:style-name="P18">2. find <text:s/>. <text:s/>-iname <text:s/>‘*.config’ <text:s/>| <text:s/>cpio <text:s/>-ov <text:s/>&gt; <text:s/>/home/elena/etcConf.cpio</text:p>
      <text:p text:style-name="P18">3. ls * | <text:s/>cpio <text:s/>-ov <text:s/>&gt; /home/elena/otro.cpio</text:p>
      <text:p text:style-name="P18">4. nano <text:s/>-w <text:s/>pam.conf</text:p>
      <text:p text:style-name="P18">5. cpio <text:s/>-ivu <text:s/>“pam.conf” &lt; /home/elena/etcConf.cpio</text:p>
      <text:p text:style-name="P18"/>
      <text:p text:style-name="P31"><text:span text:style-name="T12">- </text:span><text:span text:style-name="T3">TAR</text:span></text:p>
      <text:p text:style-name="P18"/>
      <text:p text:style-name="P18">Comprimir → <text:tab/>tar cfz <text:s/>/home/elena/etc.tgz <text:s/>/etc</text:p>
      <text:p text:style-name="P18">Descomprimir → <text:tab/>tar xfz <text:s/>/home/elena/etc.tgz</text:p>
      <text:p text:style-name="P18"/>
      <text:p text:style-name="P31"><text:span text:style-name="T12">- </text:span><text:span text:style-name="T3">RSYNC</text:span></text:p>
      <text:p text:style-name="P18"/>
      <text:p text:style-name="P19">Este comando sirve para sincronizar dos directorios. Normalmente se usa para sincronizar ordenadores remotos.</text:p>
      <text:p text:style-name="P19"/>
      <text:p text:style-name="P19">Creamos en UBUNTU (creo) un directorio ISE en el que hay una carpeta A2, compuesto por dos carpetas P1, P2 dentro de los cuales se encuentran un archivo prueba1.dat, prueba2.dat, respectivamente. Y creamos dos archivos calificaciones.txt, datos.txt donde queramos.</text:p>
      <text:p text:style-name="P19"/>
      <text:p text:style-name="P19">Nos conectamos a CentOs desde Ubuntu (acceso sin contraseña) y nos salimos.</text:p>
      <text:p text:style-name="P19">Definimos RSYNC_RSH=ssh en el archivo “nano -w profile” poniéndolo al final de éste. Y hacemos “source profile”.</text:p>
      <text:p text:style-name="P19"/>
      <text:p text:style-name="P19">1. echo $RSYNC_RSH → ls → rm -rf etc → rm etc.tgz</text:p>
      <text:p text:style-name="P19">2. rsync -a –delete ise (máquina centos)<text:a xlink:type="simple" xlink:href="mailto:elena@192.168.56.25" text:style-name="Internet_20_link" text:visited-style-name="Visited_20_Internet_20_Link">elena@192.168.56.25</text:a>:/home/elena</text:p>
      <text:p text:style-name="P19"/>
      <text:p text:style-name="P19">Comprobamos que todo se ha copiado bien.</text:p>
      <text:p text:style-name="P20"><text:soft-page-break/>Cambiamos un archivo cualquiera y creamos una carpeta nueva. Al hacer esto, para ver los cambios con el ssh, tenemos que hacer de nuevo rsync, ya que no se hace automáticamente.</text:p>
      <text:p text:style-name="P20"/>
      <text:p text:style-name="P32">- <text:span text:style-name="T1">Copia de versiones (Github)</text:span></text:p>
      <text:p text:style-name="P20"/>
      <text:p text:style-name="P20">Ventajas → Registro de cambio (Cuando cambias líneas o información, guarda las anteriores versiones con el commit)</text:p>
      <text:p text:style-name="P20"/>
      <text:p text:style-name="P20">&lt;Directorio Proyecto&gt;</text:p>
      <text:p text:style-name="P20">→ ise2018A2, todos los archivos que cuelgan, <text:span text:style-name="T15">están controlados por el CV y cada vez que se haga cualquier cambio se va a crea un snaphoost de todo el directorio.</text:span></text:p>
      <text:p text:style-name="P21"/>
      <text:p text:style-name="P21">Ventajas → Auditoría, Ramas de cambio, …</text:p>
      <text:p text:style-name="P21"/>
      <text:p text:style-name="P21">Single Branch → <text:span text:style-name="T16">Extreme programme</text:span></text:p>
      <text:p text:style-name="P22">Feature Branch → Sólo los cambios van a producción</text:p>
      <text:p text:style-name="P22"/>
      <text:p text:style-name="P22">Ejemplos → <text:tab/>1. CVS(Control version system)</text:p>
      <text:p text:style-name="P22"><text:tab/><text:tab/><text:tab/>Problema → centralizado y ocupa mucho espacio</text:p>
      <text:p text:style-name="P22"><text:tab/><text:tab/>2. SVN(Subversion)</text:p>
      <text:p text:style-name="P22"><text:tab/><text:tab/><text:tab/>Problema → centralizado pero más rápido</text:p>
      <text:p text:style-name="P22"><text:tab/><text:tab/>3. GIT</text:p>
      <text:p text:style-name="P22"><text:tab/><text:tab/><text:tab/>Distribuido</text:p>
      <text:p text:style-name="P22"/>
      <text:p text:style-name="P22"><text:span text:style-name="T1">Centralizado</text:span> – repositorio central donde todos los programadores suben sus cambios.</text:p>
      <text:p text:style-name="P22"><text:span text:style-name="T1">Distribuido</text:span> – no hay repositorio central sino que cada ordenador tiene una copia “completa” de todo el repositorio</text:p>
      <text:p text:style-name="P22"/>
      <text:p text:style-name="P33">- <text:span text:style-name="T1">GIT</text:span></text:p>
      <text:p text:style-name="P22"/>
      <text:p text:style-name="P22">Estándar:<text:tab/>- Working Space</text:p>
      <text:p text:style-name="P22"><text:tab/><text:tab/>- Stage</text:p>
      <text:p text:style-name="P22"><text:tab/><text:tab/>- Repositorio</text:p>
      <text:p text:style-name="P22"/>
      <text:p text:style-name="P22"><text:tab/><text:tab/>- Remoto</text:p>
      <text:p text:style-name="P22"/>
      <text:p text:style-name="P23">Pasos realizados por el profesor de prácticas para la realización de la práctica a realizar por los alumnos:</text:p>
      <text:p text:style-name="P22"/>
      <text:p text:style-name="P22"><text:span text:style-name="T17">1. Se crea el siguiente directorio “</text:span>git init ise2018A2” <text:span text:style-name="T17">y vemos con “</text:span>ls -a” <text:span text:style-name="T17">que hay un archivo llamado .gitignore el cual vamos a modificar para que no se tenga en cuenta esos archivos a la hora de subir nuestras prácticas a github.</text:span></text:p>
      <text:p text:style-name="P22"/>
      <text:p text:style-name="P23">2. Entramos en la carpeta “<text:span text:style-name="T16">cd ise2018A2” </text:span>y modificamos el archivo antes mencionado “<text:span text:style-name="T16">nano -w .gitignore”:</text:span></text:p>
      <text:p text:style-name="P23"><text:tab/>#Evito ficheros objeto</text:p>
      <text:p text:style-name="P23"><text:tab/>*.o *.class *.lib</text:p>
      <text:p text:style-name="P23"><text:tab/>#Archivos copia de seguridad</text:p>
      <text:p text:style-name="P23"><text:tab/>~* <text:s text:c="2"/>*.bak</text:p>
      <text:p text:style-name="P23"><text:tab/>#Contraseñas</text:p>
      <text:p text:style-name="P23"><text:tab/>.htaccess <text:s/>psswd</text:p>
      <text:p text:style-name="P23"/>
      <text:p text:style-name="P22"><text:soft-page-break/><text:span text:style-name="T17">3. Creamos el siguiente archivo “</text:span>nano README.md” <text:span text:style-name="T17">para hacer una descripción de lo que va a tener nuestro repositorio</text:span></text:p>
      <text:p text:style-name="P22"/>
      <text:p text:style-name="P23">4. Ahora añadimos todos los archivos “<text:span text:style-name="T16">git add *” </text:span>para subirlos a la nube y antes de escribir lo que hemos hecho tenemos que configurar el correo y el usuario que tenemos en github con “<text:span text:style-name="T16">git config --global user.email” </text:span>y “<text:span text:style-name="T16">git config --global user.name”</text:span></text:p>
      <text:p text:style-name="P23"/>
      <text:p text:style-name="P23">5. Pasamos a comentar lo hecho hasta ahora con “<text:span text:style-name="T16">git commit” </text:span>y vemos la historia de cambios realizados con “<text:span text:style-name="T16">git log”.</text:span></text:p>
      <text:p text:style-name="P23"/>
      <text:p text:style-name="P23">6. Si queremos <text:span text:style-name="T18">ver un archivo en formato diff usamos “git show archivo” y hacemos “git commit -a” y cambiamos el commit.</text:span></text:p>
      <text:p text:style-name="P23"/>
      <text:p text:style-name="P24">7. Creamos el repositorio desde github, hacemos un remote y por último push, pero con ssh.</text:p>
      <text:p text:style-name="P24"/>
      <text:p text:style-name="P24">Trabajo a realizar por el alumno: Crear una rama distinta a la master y subir los cambios. Para ello tenemos que enviar el usuario de github al profesor de prácticas por swad. </text:p>
      <text:p text:style-name="P24"/>
      <text:p text:style-name="P24">Ponemos nuestro ssh en github usando “ssh-keygen” en la terminal. Cogemos la llave pública y la copiamos en nuestro perfil. Y ahora podemos clonar por ssh. Creamos un branch “git checkout -n ElenaCanteroMolina”. Si queremos ver en la rama que nos encontramos usamos “git branch” y subimos la rama creada con “git push origin ElenaCanteroMolina”. Nos cambiamos a la rama master “git checkout master” y hacemos “git merge ElenaCanteroMolina”.</text:p>
      <text:p text:style-name="P24"/>
      <text:p text:style-name="P24">Para añadir nuestra fila al archivo de github hacemos:</text:p>
      <text:p text:style-name="P24">1. git checkout -b &lt;nombre rama&gt;</text:p>
      <text:p text:style-name="P24">2. editamos en fichero</text:p>
      <text:p text:style-name="P24">3. git commit -a</text:p>
      <text:p text:style-name="P24">4. git push origin &lt;nombre rama&gt;</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3"><text:soft-page-break/>Práctica 2, Sesión <text:span text:style-name="T18">3</text:span> – <text:span text:style-name="T18">LAMP</text:span></text:p>
      <text:p text:style-name="P22"/>
      <text:p text:style-name="P24">Esta práctica se puede realizar en nuestro propio ordenador. Si lo hacemos desde ubuntu va a ser automático, pero para hacerlo en CentOs es manual.</text:p>
      <text:p text:style-name="P24"/>
      <text:p text:style-name="P34">- <text:span text:style-name="T1">Ubuntu</text:span></text:p>
      <text:p text:style-name="P24">Vamos a usar tasksel que es un programa que sirve para instalar paquetes. Cuando lo ejecutamos, marcamos LAMP server y ya está. <text:span text:style-name="T19">Nos ponemos en modo superusuario y empezamos a instalar lo necesario.</text:span></text:p>
      <text:p text:style-name="P24"/>
      <text:p text:style-name="P25">Primero miramos si tenemos instalados los paquetes con “apt list --installed | grep apache”, “ apt list --installed | grep mysql” y <text:s/>“apt list --installed | grep php”</text:p>
      <text:p text:style-name="P25"/>
      <text:p text:style-name="P25">Usamos “systemctl list-unit-files” que es más limpio que “systemctl list-units”</text:p>
      <text:p text:style-name="P25"/>
      <text:p text:style-name="P25">-<text:span text:style-name="T6">Apache2</text:span></text:p>
      <text:p text:style-name="P25">Miramos si el siguiente servicio está activo “systemctl status apache2” y podemos ver que tiene 6 hijos corriendo. Para ver si apache está de verdad funcionando, usamos un navegador y ponemos la dirección ip de nuestra máquina.</text:p>
      <text:p text:style-name="P25"/>
      <text:p text:style-name="P35">El directorio por defecto donde está la página web es “/var/www/html”, si no especificamos ningun archivo .html coge por defecto el index.html</text:p>
      <text:p text:style-name="P35"/>
      <text:p text:style-name="P35">/etc/apache2.conf</text:p>
      <text:p text:style-name="P35"/>
      <text:p text:style-name="P35">Para configurar cómo funciona php dentro de apache podemos usar el directorio “/etc/php/7.0”</text:p>
      <text:p text:style-name="P35">Encontramos dos ficheros, el primero tiene la configuración estándar y el segundo es un command line interface (cli).</text:p>
      <text:p text:style-name="P35"/>
      <text:p text:style-name="P35">Para cambiar el comportamiento → apache2</text:p>
      <text:p text:style-name="P35">Si modificamos algo de la configuración debemos volver a lanzar el servidor de apache2.</text:p>
      <text:p text:style-name="P35"/>
      <text:p text:style-name="P35">“nano -w hola.php”<text:tab/>(/var/www/html)</text:p>
      <text:p text:style-name="P35"><text:tab/>&lt;html&gt;</text:p>
      <text:p text:style-name="P35"><text:tab/><text:tab/>&lt;head&gt;</text:p>
      <text:p text:style-name="P35"><text:tab/><text:tab/><text:tab/>.</text:p>
      <text:p text:style-name="P35"><text:tab/><text:tab/><text:tab/>.</text:p>
      <text:p text:style-name="P35"><text:tab/><text:tab/><text:tab/>.</text:p>
      <text:p text:style-name="P35"/>
      <text:p text:style-name="P35">Formato de un archivo en php y ponemos que nos muestre la información de php con “php_info()”</text:p>
      <text:p text:style-name="P35"/>
      <text:p text:style-name="P35">“cd etc/php/7.0/apache2” y modificamos “short_open_tag = on”. Esto sirve para que se sepa que es php siempre el archivo a no ser que pongamos otra cosa y hacemos “systemctl restart apache2” También podemos modificar “upload_max_filesize = 20M”. </text:p>
      <text:p text:style-name="P35"/>
      <text:p text:style-name="P35">Por defecto, los errores van a “err.log” (DONDE ESTA) y en “access.log” se registran todos los accesos. Por ejemplo se puede usar para hacer estadísticas de acceso, …</text:p>
      <text:p text:style-name="P35"/>
      <text:p text:style-name="P35">-<text:span text:style-name="T5">MySql</text:span></text:p>
      <text:p text:style-name="P35">Primero miramos el estado del servcio “systemctl status mysql” </text:p>
      <text:p text:style-name="P37"><text:soft-page-break/>mysql</text:p>
      <text:p text:style-name="P37">ufw</text:p>
      <text:p text:style-name="P37">ufw status → systemctl status ufw</text:p>
      <text:p text:style-name="P37">system enable ufw / ufw enable</text:p>
      <text:p text:style-name="P37">ufw status verbose</text:p>
      <text:p text:style-name="P37">ufw disable</text:p>
      <text:p text:style-name="P37">ufw enable</text:p>
      <text:p text:style-name="P37">ufw allow 80 → acceso al puerto 80</text:p>
      <text:p text:style-name="P37">ufw allow apache</text:p>
      <text:p text:style-name="P37">ufw allo<text:span text:style-name="T21">w https</text:span></text:p>
      <text:p text:style-name="P38">ufw allow ‘ApacheFull’</text:p>
      <text:p text:style-name="P38">ufw status verbose</text:p>
      <text:p text:style-name="P38">ufw deny 80</text:p>
      <text:p text:style-name="P38"/>
      <text:p text:style-name="P44">- <text:span text:style-name="T8">CentOs</text:span></text:p>
      <text:p text:style-name="P38"/>
      <text:p text:style-name="P38">En CentOs no tenemos paquete para instalar LAMP server directamente como en Ubuntu, por lo tanto tenemos que instalarlo uno por uno.</text:p>
      <text:p text:style-name="P38"/>
      <text:p text:style-name="P38">-<text:span text:style-name="T5">Https</text:span></text:p>
      <text:p text:style-name="P38">Buscamos el paquete a instalar “yum search httpd” y lo instalamos “yum install httpd”. Este servicio no se activa solo, así que tenemos que hacer que se active automáticamente con “systemctl list-unit-files | grep httpd”, “systemctl enable httpd”, “systemctl start httpd” y “systemctl status httpd”. Modificamos “nano -w httpd.conf”.</text:p>
      <text:p text:style-name="P38"/>
      <text:p text:style-name="P38">Comprobamos que funciona igual que lo hicimos en ubuntu. Y vemos que no podemos entrar <text:span text:style-name="T22">y hacemos “ps aux | grep httpd”</text:span></text:p>
      <text:p text:style-name="P38"/>
      <text:p text:style-name="P41">curl → llama a servidores web ///// <text:s/>wget()</text:p>
      <text:p text:style-name="P41"/>
      <text:p text:style-name="P41">Ahora usamos <text:span text:style-name="T20">lynx</text:span> que es un browser en modo texto y por lo tanto tenemos que instalarlo.</text:p>
      <text:p text:style-name="P41"/>
      <text:p text:style-name="P41">Vamos a ver el <text:span text:style-name="T20">firewall </text:span>de CentOs. Comprobamos el estado con “firewall-cmd –state”, lo desactivamos en caso de que esté corriendo y comprobamos el browser. Después lo arrancamos de nuevo y habilitamos el puerto 80.</text:p>
      <text:p text:style-name="P41"/>
      <text:p text:style-name="P39">systemctl <text:span text:style-name="T22">stop firewalld</text:span></text:p>
      <text:p text:style-name="P41">firewall-cmd --state </text:p>
      <text:p text:style-name="P39">systemctl <text:span text:style-name="T22">start firewalld</text:span></text:p>
      <text:p text:style-name="P41">firewall-cmd --zona=public --add-service=httpd</text:p>
      <text:p text:style-name="P41">firewall-cmd --list-all <text:tab/>(Aquí debe salir http, y comprobamos en firefox)</text:p>
      <text:p text:style-name="P41"/>
      <text:p text:style-name="P39">systemctl <text:span text:style-name="T22">restart firewall</text:span></text:p>
      <text:p text:style-name="P41">Si comprobamos http se pierde, para hacerlo permanente hay dos maneras:</text:p>
      <text:p text:style-name="P41">1º - firewall-cmd --zona=public --add-service=httpd --permanent </text:p>
      <text:p text:style-name="P41">Esto no lo añade a, lo pone sólo en la configuración, tendríamos que ponerlo en php.conf o algo así y hacer restart para que lo haga bien.</text:p>
      <text:p text:style-name="P41"/>
      <text:p text:style-name="P41">2º - firewall-cmd --zona=public --remote-part=443/TCP </text:p>
      <text:p text:style-name="P42"><text:s text:c="4"/>- firewall-cmd --<text:span text:style-name="T23">runtime-to-permanent </text:span></text:p>
      <text:p text:style-name="P42"/>
      <text:p text:style-name="P40">-<text:span text:style-name="T7">MySql</text:span></text:p>
      <text:p text:style-name="P43"><text:soft-page-break/>Buscamos el servicio “yum search mysql” y lo instalamos “yum install mariadb” y también hay que instalar el server de este servicio sino, no funciona.</text:p>
      <text:p text:style-name="P43"/>
      <text:p text:style-name="P40">systemctl list-unit-files <text:span text:style-name="T23">| grep -i maria</text:span></text:p>
      <text:p text:style-name="P40">systemctl <text:span text:style-name="T23">status mariadb</text:span></text:p>
      <text:p text:style-name="P40">systemctl <text:span text:style-name="T23">enable mariadb</text:span></text:p>
      <text:p text:style-name="P43">systemctl start mariadb</text:p>
      <text:p text:style-name="P40">systemctl <text:span text:style-name="T23">status mariadb</text:span></text:p>
      <text:p text:style-name="P40"/>
      <text:p text:style-name="P43">mysql → quit</text:p>
      <text:p text:style-name="P43"/>
      <text:p text:style-name="P43">mysql_secure_instalation (borramos el usuario anónimo y deshabilitamos el acceso remoto)</text:p>
      <text:p text:style-name="P43">mysql -uroot -p test</text:p>
      <text:p text:style-name="P43"/>
      <text:p text:style-name="P40">-<text:span text:style-name="T7">PHP</text:span></text:p>
      <text:p text:style-name="P43">Buscamos el servicio a instalar “yum search php” y lo instalamos “yum install php”</text:p>
      <text:p text:style-name="P43"/>
      <text:p text:style-name="P43">cd /etc/httpd/conf.d/</text:p>
      <text:p text:style-name="P43">/var/www/html → crear index.php (Igual que en ubuntu)</text:p>
      <text:p text:style-name="P43"/>
      <text:p text:style-name="P40">systemctl <text:span text:style-name="T23">restart httpd(php/apache)</text:span></text:p>
      <text:p text:style-name="P40"/>
      <text:p text:style-name="P43">php no admite mysql, por lo que tenemos que instalar un driver “yum search mysql” y “yum install php-mysql”</text:p>
      <text:p text:style-name="P43"/>
      <text:p text:style-name="P40">systemctl <text:span text:style-name="T23">restart httpd</text:span></text:p>
      <text:p text:style-name="P40"/>
      <text:p text:style-name="P43">mysql connect → necesitamos un ejemplo y lo ponemos en index.php</text:p>
      <text:p text:style-name="P43"/>
      <text:p text:style-name="P43">mysql grant new user</text:p>
      <text:p text:style-name="P43">mysql -uroot -p</text:p>
      <text:p text:style-name="P43"><text:tab/>grant all privileges on test.* to ‘<text:a xlink:type="simple" xlink:href="mailto:david@localhost" text:style-name="Internet_20_link" text:visited-style-name="Visited_20_Internet_20_Link">david@localhost</text:a>’ identified by ‘ise2018’;</text:p>
      <text:p text:style-name="P43"><text:tab/>quit</text:p>
      <text:p text:style-name="P43"/>
      <text:p text:style-name="P43">mysql -udavid -p&lt;contraseña&gt; t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2T10:03:19.553687022</meta:creation-date>
    <dc:date>2018-11-03T18:02:21.665506544</dc:date>
    <meta:editing-duration>PT2H9M37S</meta:editing-duration>
    <meta:editing-cycles>5</meta:editing-cycles>
    <meta:generator>LibreOffice/6.0.6.2$Linux_X86_64 LibreOffice_project/00m0$Build-2</meta:generator>
    <meta:document-statistic meta:table-count="0" meta:image-count="0" meta:object-count="0" meta:page-count="8" meta:paragraph-count="184" meta:word-count="2217" meta:character-count="13687" meta:non-whitespace-character-count="11558"/>
  </office:meta>
</office:document-meta>
</file>